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5eb49" officeooo:paragraph-rsid="0015eb49" style:font-name-asian="Consolas"/>
    </style:style>
    <style:style style:name="P2" style:family="paragraph" style:parent-style-name="Standard">
      <style:text-properties style:font-name="Consolas" officeooo:rsid="00173912" officeooo:paragraph-rsid="00173912" style:font-name-asian="Consolas"/>
    </style:style>
    <style:style style:name="P3" style:family="paragraph" style:parent-style-name="Standard">
      <style:text-properties style:font-name="Consolas" officeooo:rsid="0017a0b3" officeooo:paragraph-rsid="0017a0b3" style:font-name-asian="Consolas"/>
    </style:style>
    <style:style style:name="P4" style:family="paragraph" style:parent-style-name="Standard">
      <style:text-properties style:font-name="Consolas" officeooo:rsid="001804d5" officeooo:paragraph-rsid="001804d5" style:font-name-asian="Consolas"/>
    </style:style>
    <style:style style:name="P5" style:family="paragraph" style:parent-style-name="Standard">
      <style:text-properties style:font-name="Consolas" officeooo:rsid="00196465" officeooo:paragraph-rsid="00196465" style:font-name-asian="Consolas"/>
    </style:style>
    <style:style style:name="P6" style:family="paragraph" style:parent-style-name="Standard">
      <style:text-properties style:font-name="Consolas" fo:font-weight="bold" officeooo:rsid="00196465" officeooo:paragraph-rsid="00196465" style:font-name-asian="Consolas" style:font-weight-asian="bold" style:font-weight-complex="bold"/>
    </style:style>
    <style:style style:name="P7" style:family="paragraph" style:parent-style-name="Standard">
      <style:text-properties style:font-name="Consolas" fo:font-weight="normal" officeooo:rsid="001aa86c" officeooo:paragraph-rsid="001aa86c" style:font-name-asian="Consolas" style:font-weight-asian="normal" style:font-weight-complex="normal"/>
    </style:style>
    <style:style style:name="P8" style:family="paragraph" style:parent-style-name="Standard">
      <style:text-properties style:font-name="Consolas" fo:font-weight="normal" officeooo:rsid="001b68d4" officeooo:paragraph-rsid="001b68d4" style:font-name-asian="Consolas" style:font-weight-asian="normal" style:font-weight-complex="normal"/>
    </style:style>
    <style:style style:name="P9" style:family="paragraph" style:parent-style-name="Standard">
      <style:text-properties style:font-name="Consolas" fo:font-style="italic" fo:font-weight="normal" officeooo:rsid="001b68d4" officeooo:paragraph-rsid="001b68d4" style:font-name-asian="Consolas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edbb"/>
    </style:style>
    <style:style style:name="T4" style:family="text">
      <style:text-properties officeooo:rsid="001d55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WW</text:span>: </text:p>
      <text:p text:style-name="P1">World Wide Web, or simply Web, is an information space in which the items of interest, referred to as resources, are identified by global identifiers called Uniform Resource Identifiers(URI).</text:p>
      <text:p text:style-name="P2"><text:span text:style-name="T1">Web agents</text:span>:</text:p>
      <text:p text:style-name="P3">People or software acting on this information space. A <text:span text:style-name="T1">user agent</text:span> <text:span text:style-name="T2">acts on behalf of a user.</text:span></text:p>
      <text:p text:style-name="P4"><text:span text:style-name="T2">Software agents include servers, proxies, spiders, browsers, and multimedia players.</text:span></text:p>
      <text:p text:style-name="P6">Identification, Interaction and Formats</text:p>
      <text:p text:style-name="P9">identification:</text:p>
      <text:p text:style-name="P7"><text:s text:c="2"/>URIs are used to identify resources.</text:p>
      <text:p text:style-name="P9">Interaction:</text:p>
      <text:p text:style-name="P7"><text:s text:c="2"/>Web agents communicate using standardized protocols that enable interaction through the exchange of messages which adhere to a defined syntax and semantics.</text:p>
      <text:p text:style-name="P9">Formats:</text:p>
      <text:p text:style-name="P8"><text:s text:c="2"/><text:span text:style-name="T3">Most protocols used for representation retrieval and/or submission make use of a sequence of one or more messages, which taken together contain a payload of representation data and metadata, to transfer the representation between agents.</text:span></text:p>
      <text:p text:style-name="P8"><text:s text:c="2"/><text:span text:style-name="T3">The choice of interaction protocol places limits on the formats of representation data and metadata that can be transmitted. HTTP, for example, typically transmits a single octet stream plus metadata, and uses the “Content-Type” and “Content-Encoding” header fields to further identify the format of the representation.</text:span></text:p>
      <text:p text:style-name="P8"><text:s text:c="2"/><text:span text:style-name="T4">The representation data received from the initial request could instruct the web agent to also retrieve and render additional resources.</text:span></text:p>
      <text:p text:style-name="P8"/>
      <text:p text:style-name="P8"/>
      <text:p text:style-name="P8"/>
      <text:p text:style-name="P8"/>
      <text:p text:style-name="P8"/>
      <text:p text:style-name="P8"><text:s text:c="2"/></text:p>
      <text:p text:style-name="P6"/>
      <text:p text:style-name="P6"/>
      <text:p text:style-name="P5"><text:span text:style-name="T2"/></text:p>
      <text:p text:style-name="P4"><text:span text:style-name="T2"/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0:49:24.696000000</meta:creation-date>
    <dc:date>2015-02-27T12:31:47.688000000</dc:date>
    <meta:editing-duration>PT56M44S</meta:editing-duration>
    <meta:editing-cycles>12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5" meta:word-count="195" meta:character-count="1352" meta:non-whitespace-character-count="1158"/>
  </office:meta>
</office:document-meta>
</file>